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89fe" officeooo:paragraph-rsid="000f89fe"/>
    </style:style>
    <style:style style:name="P2" style:family="paragraph" style:parent-style-name="Standard">
      <style:text-properties officeooo:rsid="00112f02" officeooo:paragraph-rsid="00112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<text:s/>odt file dated 20170915 has been assembled without using <text:s/>the LO master file procedure.</text:p>
      <text:p text:style-name="P1">This because of problems with losing the TOC indexing while saving. <text:s/>This error is carried over</text:p>
      <text:p text:style-name="P1">into any odt copy made from the master. <text:s/>There is also something wrong with the method of including images in the master file, some pictures are getting lost in the final version. <text:s/>The pdf </text:p>
      <text:p text:style-name="P1">is an export from the odt.</text:p>
      <text:p text:style-name="P1"/>
      <text:p text:style-name="P1">Now trying to sort out and fix these issues. <text:s/>One improvement may be to embed images directly into the 8 sections of mxum instead of using a grafix folder.</text:p>
      <text:p text:style-name="P1"/>
      <text:p text:style-name="P2">Setting the Styles does not ensure that Headings will be used the TOC indexing. <text:s/>So, in addtion to the Styles, with the cursor in Heading 1, click Tools&gt;Outline Numbering and check that Heading 1 <text:s/>is selected for Level 1.</text:p>
      <text:p text:style-name="P2"/>
      <text:p text:style-name="P2">Gordon <text:s/>22 Se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1:21:52.660904804</meta:creation-date>
    <meta:generator>LibreOffice/5.2.6.2$Linux_X86_64 LibreOffice_project/20m0$Build-2</meta:generator>
    <dc:date>2017-09-23T11:39:01.084203460</dc:date>
    <meta:editing-duration>PT5M28S</meta:editing-duration>
    <meta:editing-cycles>1</meta:editing-cycles>
    <meta:document-statistic meta:table-count="0" meta:image-count="0" meta:object-count="0" meta:page-count="1" meta:paragraph-count="7" meta:word-count="142" meta:character-count="794" meta:non-whitespace-character-count="649"/>
  </office:meta>
</office:document-meta>
</file>